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439cm" fo:break-before="auto" style:use-optimal-row-height="true"/>
    </style:style>
    <style:style style:name="ro19" style:family="table-row">
      <style:table-row-properties style:row-height="2.237cm" fo:break-before="auto" style:use-optimal-row-height="true"/>
    </style:style>
    <style:style style:name="ro20" style:family="table-row">
      <style:table-row-properties style:row-height="1.776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ffb53a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ffc059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ffcd7b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6" style:family="table-cell" style:parent-style-name="Default">
      <style:table-cell-properties fo:background-color="#ffc059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ffcd7b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6" style:family="table-cell" style:parent-style-name="Default">
      <style:table-cell-properties fo:border-bottom="0.99pt solid #000000" fo:background-color="#ffc059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99pt solid #000000" fo:background-color="#ffcd7b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18"/>
        <table:table-column table:style-name="co1" table:default-cell-style-name="ce29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<text:span text:style-name="T1">Horario de rutina técnico: Locura I (Nivel 8) [PATRÓN TRYFLEX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16" office:value-type="string" calcext:value-type="string">
            <text:p>Martes</text:p>
          </table:table-cell>
          <table:table-cell table:style-name="ce16" office:value-type="string" calcext:value-type="string">
            <text:p>Miércoles</text:p>
          </table:table-cell>
          <table:table-cell table:style-name="ce16" office:value-type="string" calcext:value-type="string">
            <text:p>Jueves</text:p>
          </table:table-cell>
          <table:table-cell table:style-name="ce16" office:value-type="string" calcext:value-type="string">
            <text:p>Viernes</text:p>
          </table:table-cell>
          <table:table-cell table:style-name="ce16" office:value-type="string" calcext:value-type="string">
            <text:p>Sábado</text:p>
          </table:table-cell>
          <table:table-cell table:style-name="ce26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Mixto</text:p>
          </table:table-cell>
          <table:table-cell table:number-columns-repeated="4" table:style-name="ce17" office:value-type="string" calcext:value-type="string">
            <text:p>Día Mixto</text:p>
          </table:table-cell>
          <table:table-cell table:style-name="ce17" office:value-type="string" calcext:value-type="string">
            <text:p>Día de </text:p>
            <text:p>Encuentros</text:p>
          </table:table-cell>
          <table:table-cell table:style-name="ce27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28" table:number-columns-spanned="1" table:number-rows-spanned="17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0:00hs:</text:p>
            <text:p>Durmiendo</text:p>
            <text:p><text:span text:style-name="T2">03:00hs</text:span></text:p>
          </table:table-cell>
          <table:table-cell table:style-name="ce1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1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1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1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1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covered-table-cell/>
          <table:table-cell table:number-columns-repeated="2"/>
        </table:table-row>
        <table:table-row table:style-name="ro7">
          <table:table-cell/>
          <table:table-cell table:style-name="ce9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2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2">06:00hs</text:span></text:p>
          </table:table-cell>
          <table:table-cell table:style-name="ce1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1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1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1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1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covered-table-cell/>
          <table:table-cell table:number-columns-repeated="2"/>
        </table:table-row>
        <table:table-row table:style-name="ro9">
          <table:table-cell/>
          <table:table-cell table:style-name="ce9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2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</text:span></text:p>
            <text:p><text:span text:style-name="T3">Zer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</text:span></text:p>
            <text:p><text:span text:style-name="T3">Zer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1">
          <table:table-cell/>
          <table:table-cell table:style-name="ce9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2"/>
        </table:table-row>
        <table:table-row table:style-name="ro12">
          <table:table-cell/>
          <table:table-cell office:value-type="string" calcext:value-type="string">
            <text:p>09:00hs:</text:p>
            <text:p><text:span text:style-name="T3">Paseo</text:span></text:p>
            <text:p><text:span text:style-name="T3">Matutino</text:span></text:p>
            <text:p><text:span text:style-name="T2">10:3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</text:span></text:p>
            <text:p><text:span text:style-name="T3">Zero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</text:span></text:p>
            <text:p><text:span text:style-name="T3">Zero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</text:span></text:p>
            <text:p><text:span text:style-name="T3">Zero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</text:span></text:p>
            <text:p><text:span text:style-name="T3">Zero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</text:span></text:p>
            <text:p><text:span text:style-name="T3">Zero</text:span>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10:30hs:</text:p>
            <text:p><text:span text:style-name="T3">Proyecto</text:span></text:p>
            <text:p><text:span text:style-name="T3">Zero</text:span></text:p>
            <text:p><text:span text:style-name="T2">12:00hs</text:span></text:p>
          </table:table-cell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1:35hs:</text:span></text:p>
            <text:p><text:span text:style-name="T3">Reflexión</text:span>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table:style-name="ce9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/>
          <table:table-cell table:style-name="ce63"/>
        </table:table-row>
        <table:table-row table:style-name="ro15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ero</text:span></text:p>
            <text:p><text:span text:style-name="T2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ero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ero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ero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ero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ero</text:span></text:p>
            <text:p><text:span text:style-name="T4">15:00hs</text:span></text:p>
          </table:table-cell>
          <table:covered-table-cell/>
          <table:table-cell table:number-columns-repeated="2"/>
        </table:table-row>
        <table:table-row table:style-name="ro17">
          <table:table-cell/>
          <table:table-cell table:style-name="ce9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table:style-name="ce71"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1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Paseo</text:span></text:p>
            <text:p><text:span text:style-name="T3">Vespertino</text:span></text:p>
            <text:p><text:span text:style-name="T4">16:3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1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pan text:style-name="T3">1510hs:</text:span></text:p>
            <text:p><text:span text:style-name="T3">Proyecto</text:span></text:p>
            <text:p><text:span text:style-name="T3">Zero</text:span></text:p>
            <text:p><text:span text:style-name="T2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</text:span></text:p>
            <text:p><text:span text:style-name="T3">Zero</text:span></text:p>
            <text:p><text:span text:style-name="T4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</text:span></text:p>
            <text:p><text:span text:style-name="T3">Zero</text:span></text:p>
            <text:p><text:span text:style-name="T4">18:00hs</text:span></text:p>
          </table:table-cell>
          <table:table-cell office:value-type="string" calcext:value-type="string">
            <text:p><text:span text:style-name="T3">16:30hs:</text:span></text:p>
            <text:p><text:span text:style-name="T3">Proyecto</text:span></text:p>
            <text:p><text:span text:style-name="T3">Zero</text:span></text:p>
            <text:p><text:span text:style-name="T4">18:00hs</text:span></text:p>
          </table:table-cell>
          <table:table-cell office:value-type="string" calcext:value-type="string">
            <text:p><text:span text:style-name="T3">1510hs:</text:span></text:p>
            <text:p><text:span text:style-name="T3">Proyecto</text:span></text:p>
            <text:p><text:span text:style-name="T3">Zero</text:span></text:p>
            <text:p><text:span text:style-name="T4">18:00hs</text:span></text:p>
          </table:table-cell>
          <table:table-cell office:value-type="string" calcext:value-type="string">
            <text:p><text:span text:style-name="T3">15:00hs:</text:span></text:p>
            <text:p><text:span text:style-name="T3">Proyecto</text:span></text:p>
            <text:p><text:span text:style-name="T3">Zero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8">
          <table:table-cell/>
          <table:table-cell table:style-name="ce9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30" table:number-columns-spanned="1" table:number-rows-spanned="5"/>
          <table:table-cell table:number-columns-repeated="2"/>
        </table:table-row>
        <table:table-row table:style-name="ro19">
          <table:table-cell/>
          <table:table-cell office:value-type="string" calcext:value-type="string">
            <text:p>18:00hs:</text:p>
            <text:p><text:span text:style-name="T3">Espacio de</text:span></text:p>
            <text:p><text:span text:style-name="T3">Juego</text:span></text:p>
            <text:p><text:span text:style-name="T2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covered-table-cell/>
          <table:table-cell table:number-columns-repeated="2"/>
        </table:table-row>
        <table:table-row table:style-name="ro18">
          <table:table-cell/>
          <table:table-cell table:style-name="ce9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office:value-type="string" calcext:value-type="string">
            <text:p>21:00hs:</text:p>
            <text:p>Espacio de Juego</text:p>
            <text:p><text:span text:style-name="T2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covered-table-cell/>
          <table:table-cell table:number-columns-repeated="2"/>
        </table:table-row>
        <table:table-row table:style-name="ro20">
          <table:table-cell/>
          <table:table-cell table:style-name="ce72"/>
          <table:table-cell table:style-name="ce82" table:number-columns-repeated="3"/>
          <table:table-cell table:style-name="ce82" office:value-type="string" calcext:value-type="string">
            <text:p><text:span text:style-name="T3">21:30hs:Regar el</text:span></text:p>
            <text:p><text:span text:style-name="T3">Jardín</text:span></text:p>
            <text:p><text:span text:style-name="T4">22:00hs</text:span></text:p>
          </table:table-cell>
          <table:table-cell table:style-name="ce82"/>
          <table:covered-table-cell table:style-name="ce31"/>
          <table:table-cell table:number-columns-repeated="2"/>
        </table:table-row>
        <table:table-row table:style-name="ro2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3:26:53.5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3H4M37S</meta:editing-duration>
    <meta:editing-cycles>45</meta:editing-cycles>
    <meta:generator>LibreOffice/7.3.3.2$Windows_X86_64 LibreOffice_project/d1d0ea68f081ee2800a922cac8f79445e4603348</meta:generator>
    <dc:date>2023-12-01T13:31:24.106000000</dc:date>
    <meta:document-statistic meta:table-count="1" meta:cell-count="95" meta:object-count="0"/>
  </office:meta>
</office:document-meta>
</file>